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top="0in" fo:margin-bottom="0.1965in" style:contextual-spacing="false" style:line-height-at-least="0.198in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4fc1ff" loext:opacity="100%"/>
    </style:style>
    <style:style style:name="T11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title</text:span><text:span text:style-name="T1">&gt;</text:span>Score Board<text:span text:style-name="T1">&lt;/</text:span><text:span text:style-name="T2">title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link</text:span> <text:span text:style-name="T3">href</text:span>=<text:span text:style-name="T4">"./style.css"</text:span> <text:span text:style-name="T3">rel</text:span>=<text:span text:style-name="T4">"stylesheet"</text:span><text:span text:style-name="T1">&gt;</text:span></text:p>
      <text:p text:style-name="P1"><text:span text:style-name="T1">&lt;</text:span><text:span text:style-name="T2">script</text:span><text:span text:style-name="T5"> </text:span><text:span text:style-name="T3">src</text:span><text:span text:style-name="T5">=</text:span><text:span text:style-name="T4">"./index.js"</text:span><text:span text:style-name="T5"> </text:span><text:span text:style-name="T3">rel</text:span><text:span text:style-name="T5">=</text:span><text:span text:style-name="T4">"js"</text:span><text:span text:style-name="T5"> </text:span><text:span text:style-name="T3">defer</text:span><text:span text:style-name="T1">&gt;&lt;/</text:span><text:span text:style-name="T2">script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3"/>
      <text:p text:style-name="P1"><text:span text:style-name="T1">&lt;</text:span><text:span text:style-name="T2">div</text:span> <text:span text:style-name="T3">id</text:span>=<text:span text:style-name="T4">"wrapper"</text:span><text:span text:style-name="T1">&gt;</text:span></text:p>
      <text:p text:style-name="P1"><text:span text:style-name="T1">&lt;</text:span><text:span text:style-name="T2">h1</text:span><text:span text:style-name="T1">&gt;</text:span>Score Board<text:span text:style-name="T1">&lt;/</text:span><text:span text:style-name="T2">h1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inPutDiv"</text:span><text:span text:style-name="T1">&gt;</text:span></text:p>
      <text:p text:style-name="P3"/>
      <text:p text:style-name="P1"><text:span text:style-name="T1">&lt;</text:span><text:span text:style-name="T2">label</text:span> <text:span text:style-name="T3">for</text:span>=<text:span text:style-name="T4">"nameIn"</text:span><text:span text:style-name="T1">&gt;</text:span>Enter Name: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id</text:span>=<text:span text:style-name="T4">"nameIn"</text:span> <text:span text:style-name="T3">type</text:span>=<text:span text:style-name="T4">"text"</text:span> <text:span text:style-name="T3">placeholder</text:span>=<text:span text:style-name="T4">"Name"</text:span><text:span text:style-name="T1">&gt;</text:span></text:p>
      <text:p text:style-name="P3"/>
      <text:p text:style-name="P1"><text:span text:style-name="T1">&lt;</text:span><text:span text:style-name="T2">label</text:span> <text:span text:style-name="T3">for</text:span>=<text:span text:style-name="T4">"scoreIn"</text:span><text:span text:style-name="T1">&gt;</text:span>Enter Score: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id</text:span>=<text:span text:style-name="T4">"scoreIn"</text:span> <text:span text:style-name="T3">type</text:span>=<text:span text:style-name="T4">"number"</text:span> <text:span text:style-name="T3">placeholder</text:span>=<text:span text:style-name="T4">"Score"</text:span><text:span text:style-name="T1">&gt;</text:span></text:p>
      <text:p text:style-name="P3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buttonDiv"</text:span><text:span text:style-name="T1">&gt;</text:span></text:p>
      <text:p text:style-name="P1"><text:span text:style-name="T1">&lt;</text:span><text:span text:style-name="T2">button</text:span> <text:span text:style-name="T3">id</text:span>=<text:span text:style-name="T4">"addBtn"</text:span><text:span text:style-name="T1">&gt;</text:span>Add<text:span text:style-name="T1">&lt;/</text:span><text:span text:style-name="T2">button</text:span><text:span text:style-name="T1">&gt;</text:span> </text:p>
      <text:p text:style-name="P3"/>
      <text:p text:style-name="P1"><text:span text:style-name="T1">&lt;</text:span><text:span text:style-name="T2">button</text:span> <text:span text:style-name="T3">id</text:span>=<text:span text:style-name="T4">"saveBtn"</text:span><text:span text:style-name="T1">&gt;</text:span>Save<text:span text:style-name="T1">&lt;/</text:span><text:span text:style-name="T2">button</text:span><text:span text:style-name="T1">&gt;</text:span></text:p>
      <text:p text:style-name="P1"><text:span text:style-name="T1">&lt;</text:span><text:span text:style-name="T2">button</text:span> <text:span text:style-name="T3">id</text:span>=<text:span text:style-name="T4">"delBtn"</text:span><text:span text:style-name="T1">&gt;</text:span>Clear Data Base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table</text:span> <text:span text:style-name="T3">id</text:span>=<text:span text:style-name="T4">"sbTable"</text:span><text:span text:style-name="T1">&gt;</text:span></text:p>
      <text:p text:style-name="P1"><text:span text:style-name="T1">&lt;</text:span><text:span text:style-name="T2">th</text:span><text:span text:style-name="T1">&gt;</text:span>Player: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Score:<text:span text:style-name="T1">&lt;/</text:span><text:span text:style-name="T2">th</text:span><text:span text:style-name="T1">&gt;</text:span></text:p>
      <text:p text:style-name="P3"/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modal"</text:span> <text:span text:style-name="T3">class</text:span>=<text:span text:style-name="T4">"hidden"</text:span><text:span text:style-name="T1">&gt;</text:span></text:p>
      <text:p text:style-name="P1"><text:span text:style-name="T1">&lt;</text:span><text:span text:style-name="T2">p</text:span> <text:span text:style-name="T3">id</text:span>=<text:span text:style-name="T4">"modalText"</text:span><text:span text:style-name="T1">&gt;</text:span>Items Deleted<text:span text:style-name="T1">&lt;/</text:span><text:span text:style-name="T2">p</text:span><text:span text:style-name="T1">&gt;</text:span></text:p>
      <text:p text:style-name="P1"><text:span text:style-name="T1">&lt;</text:span><text:span text:style-name="T2">button</text:span> <text:span text:style-name="T3">id</text:span>=<text:span text:style-name="T4">"modalClose"</text:span><text:span text:style-name="T1">&gt;</text:span>Close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/>
      <text:p text:style-name="P1"><text:span text:style-name="T6">body</text:span>{</text:p>
      <text:p text:style-name="P1"><text:span text:style-name="T3">margin</text:span>: <text:span text:style-name="T7">0</text:span>;</text:p>
      <text:p text:style-name="P1"><text:span text:style-name="T3">padding</text:span>: <text:span text:style-name="T7">0%</text:span>;</text:p>
      <text:p text:style-name="P1"><text:span text:style-name="T3">background-color</text:span>: <text:span text:style-name="T8">rgb</text:span>(<text:span text:style-name="T7">27</text:span>, <text:span text:style-name="T7">145</text:span>, <text:span text:style-name="T7">3</text:span>);</text:p>
      <text:p text:style-name="P1">}</text:p>
      <text:p text:style-name="P3"/>
      <text:p text:style-name="P1"><text:span text:style-name="T6">h1</text:span>{</text:p>
      <text:p text:style-name="P1"><text:span text:style-name="T3">text-align</text:span>: <text:span text:style-name="T4">center</text:span>;</text:p>
      <text:p text:style-name="P1"><text:soft-page-break/>}</text:p>
      <text:p text:style-name="P3"/>
      <text:p text:style-name="P1"><text:span text:style-name="T6">#wrapper</text:span>{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column</text:span>;</text:p>
      <text:p text:style-name="P1"><text:span text:style-name="T3">justify-self</text:span>: <text:span text:style-name="T4">center</text:span>;</text:p>
      <text:p text:style-name="P1"><text:span text:style-name="T3">width</text:span>: <text:span text:style-name="T7">80vw</text:span>;</text:p>
      <text:p text:style-name="P1"><text:span text:style-name="T3">text-align</text:span>: <text:span text:style-name="T4">center</text:span>;</text:p>
      <text:p text:style-name="P1"><text:span text:style-name="T3">font-size</text:span>: <text:span text:style-name="T7">1.2rem</text:span>;</text:p>
      <text:p text:style-name="P1">}</text:p>
      <text:p text:style-name="P3"/>
      <text:p text:style-name="P1"><text:span text:style-name="T6">#inPutDiv</text:span>{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column</text:span>;</text:p>
      <text:p text:style-name="P1"><text:span text:style-name="T3">justify-self</text:span>: <text:span text:style-name="T4">center</text:span>;</text:p>
      <text:p text:style-name="P1"><text:span text:style-name="T3">width</text:span>: <text:span text:style-name="T7">80vw</text:span>;</text:p>
      <text:p text:style-name="P1">}</text:p>
      <text:p text:style-name="P3"/>
      <text:p text:style-name="P1"><text:span text:style-name="T6">input</text:span>{</text:p>
      <text:p text:style-name="P1"><text:span text:style-name="T3">border</text:span>: <text:span text:style-name="T7">2px</text:span> <text:span text:style-name="T4">solid</text:span> <text:span text:style-name="T8">rgb</text:span>(<text:span text:style-name="T7">10</text:span>,<text:span text:style-name="T7">10</text:span>,<text:span text:style-name="T7">10</text:span>);</text:p>
      <text:p text:style-name="P1"><text:span text:style-name="T3">font-size</text:span>: <text:span text:style-name="T7">1.2rem</text:span>;</text:p>
      <text:p text:style-name="P1">}</text:p>
      <text:p text:style-name="P3"/>
      <text:p text:style-name="P1"><text:span text:style-name="T6">#buttonDiv</text:span>{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column</text:span>;</text:p>
      <text:p text:style-name="P1"><text:span text:style-name="T3">justify-self</text:span>: <text:span text:style-name="T4">center</text:span>;</text:p>
      <text:p text:style-name="P1"><text:span text:style-name="T3">width</text:span>: <text:span text:style-name="T7">80vw</text:span>;</text:p>
      <text:p text:style-name="P3"/>
      <text:p text:style-name="P1">}</text:p>
      <text:p text:style-name="P3"/>
      <text:p text:style-name="P1"><text:span text:style-name="T6">button</text:span>{</text:p>
      <text:p text:style-name="P1"><text:span text:style-name="T3">font-weight</text:span>: <text:span text:style-name="T4">bold</text:span>;</text:p>
      <text:p text:style-name="P1"><text:span text:style-name="T3">margin-top</text:span>: <text:span text:style-name="T7">2vh</text:span>;</text:p>
      <text:p text:style-name="P1"><text:span text:style-name="T3">border</text:span>: <text:span text:style-name="T7">2px</text:span> <text:span text:style-name="T4">solid</text:span> <text:span text:style-name="T8">rgb</text:span>(<text:span text:style-name="T7">10</text:span>,<text:span text:style-name="T7">10</text:span>,<text:span text:style-name="T7">10</text:span>);</text:p>
      <text:p text:style-name="P1">}</text:p>
      <text:p text:style-name="P3"/>
      <text:p text:style-name="P1"><text:span text:style-name="T6">#sbTable</text:span>{</text:p>
      <text:p text:style-name="P1"><text:span text:style-name="T3">border</text:span>: <text:span text:style-name="T7">2px</text:span> <text:span text:style-name="T4">solid</text:span> <text:span text:style-name="T8">rgb</text:span>(<text:span text:style-name="T7">10</text:span>,<text:span text:style-name="T7">10</text:span>,<text:span text:style-name="T7">10</text:span>);</text:p>
      <text:p text:style-name="P1"><text:span text:style-name="T3">margin-top</text:span>: <text:span text:style-name="T7">2vh</text:span>;</text:p>
      <text:p text:style-name="P3"/>
      <text:p text:style-name="P1">}</text:p>
      <text:p text:style-name="P1"><text:span text:style-name="T6">th</text:span>,<text:span text:style-name="T6">td</text:span>{</text:p>
      <text:p text:style-name="P1"><text:span text:style-name="T3">border</text:span>: <text:span text:style-name="T7">2px</text:span> <text:span text:style-name="T4">solid</text:span> <text:span text:style-name="T8">rgb</text:span>(<text:span text:style-name="T7">10</text:span>,<text:span text:style-name="T7">10</text:span>,<text:span text:style-name="T7">10</text:span>);</text:p>
      <text:p text:style-name="P1">}</text:p>
      <text:p text:style-name="P4"/>
      <text:p text:style-name="P1"><text:span text:style-name="T6">#modal</text:span>{</text:p>
      <text:p text:style-name="P1"><text:span text:style-name="T3">background-color</text:span>: <text:span text:style-name="T8">rgb</text:span>(<text:span text:style-name="T7">250</text:span>,<text:span text:style-name="T7">250</text:span>,<text:span text:style-name="T7">250</text:span>);</text:p>
      <text:p text:style-name="P1"><text:span text:style-name="T3">width</text:span>: <text:span text:style-name="T7">80vw</text:span>;</text:p>
      <text:p text:style-name="P1"><text:soft-page-break/><text:span text:style-name="T3">text-align</text:span>: <text:span text:style-name="T4">center</text:span>;</text:p>
      <text:p text:style-name="P1"><text:span text:style-name="T3">justify-self</text:span>: <text:span text:style-name="T4">center</text:span>;</text:p>
      <text:p text:style-name="P1"><text:span text:style-name="T3">border</text:span>: <text:span text:style-name="T7">0.2vw</text:span> <text:span text:style-name="T4">solid</text:span> <text:span text:style-name="T8">rgb</text:span>(<text:span text:style-name="T7">10</text:span>,<text:span text:style-name="T7">10</text:span>,<text:span text:style-name="T7">10</text:span>);</text:p>
      <text:p text:style-name="P1"><text:span text:style-name="T3">border-radius</text:span>: <text:span text:style-name="T7">1rem</text:span>;</text:p>
      <text:p text:style-name="P3"/>
      <text:p text:style-name="P1"><text:span text:style-name="T3">position</text:span>: <text:span text:style-name="T4">absolute</text:span>;</text:p>
      <text:p text:style-name="P1"><text:span text:style-name="T3">top</text:span>:<text:span text:style-name="T7">5vh</text:span></text:p>
      <text:p text:style-name="P1">}</text:p>
      <text:p text:style-name="P3"/>
      <text:p text:style-name="P1"><text:span text:style-name="T6">.hidden</text:span>{</text:p>
      <text:p text:style-name="P1"><text:span text:style-name="T3">display</text:span>: <text:span text:style-name="T4">none</text:span>;</text:p>
      <text:p text:style-name="P1">}</text:p>
      <text:p text:style-name="Standard"/>
      <text:p text:style-name="Standard"/>
      <text:p text:style-name="Standard"/>
      <text:p text:style-name="Standard"/>
      <text:p text:style-name="P1"><text:span text:style-name="T2">let</text:span> <text:span text:style-name="T3">save</text:span> <text:span text:style-name="T5">=</text:span>[]</text:p>
      <text:p text:style-name="P3"/>
      <text:p text:style-name="P1"><text:span text:style-name="T2">let</text:span> <text:span text:style-name="T3">parsed</text:span> <text:span text:style-name="T5">=</text:span><text:span text:style-name="T4">""</text:span></text:p>
      <text:p text:style-name="P4"/>
      <text:p text:style-name="P1"><text:span text:style-name="T2">class</text:span> <text:span text:style-name="T9">Itm</text:span>{</text:p>
      <text:p text:style-name="P1"><text:span text:style-name="T2">constructor</text:span>(<text:span text:style-name="T3">name</text:span>, <text:span text:style-name="T3">score</text:span>){</text:p>
      <text:p text:style-name="P1"><text:span text:style-name="T2">this</text:span>.<text:span text:style-name="T3">name</text:span> <text:span text:style-name="T5">=</text:span> <text:span text:style-name="T3">name</text:span>,</text:p>
      <text:p text:style-name="P1"><text:span text:style-name="T2">this</text:span>.<text:span text:style-name="T3">score</text:span> <text:span text:style-name="T5">=</text:span> <text:span text:style-name="T3">score</text:span></text:p>
      <text:p text:style-name="P1">}</text:p>
      <text:p text:style-name="P1">}</text:p>
      <text:p text:style-name="P2"><text:line-break/></text:p>
      <text:p text:style-name="P1"><text:span text:style-name="T2">const</text:span> <text:span text:style-name="T8">addScore</text:span> <text:span text:style-name="T5">=</text:span> ()<text:span text:style-name="T2">=&gt;</text:span>{</text:p>
      <text:p text:style-name="P3"/>
      <text:p text:style-name="P1"><text:span text:style-name="T2">const</text:span> <text:span text:style-name="T10">name</text:span> <text:span text:style-name="T5">=</text:span> <text:span text:style-name="T3">document</text:span>.<text:span text:style-name="T8">getElementById</text:span>(<text:span text:style-name="T4">"nameIn"</text:span>).<text:span text:style-name="T3">value</text:span></text:p>
      <text:p text:style-name="P1"><text:span text:style-name="T2">const</text:span> <text:span text:style-name="T10">score</text:span> <text:span text:style-name="T5">=</text:span> <text:span text:style-name="T3">document</text:span>.<text:span text:style-name="T8">getElementById</text:span>(<text:span text:style-name="T4">"scoreIn"</text:span>).<text:span text:style-name="T3">value</text:span></text:p>
      <text:p text:style-name="P1"><text:span text:style-name="T11">if</text:span>(<text:span text:style-name="T10">name</text:span><text:span text:style-name="T5">==</text:span><text:span text:style-name="T4">""</text:span> <text:span text:style-name="T5">||</text:span> <text:span text:style-name="T10">score</text:span><text:span text:style-name="T5">==</text:span><text:span text:style-name="T4">""</text:span>){</text:p>
      <text:p text:style-name="P1"><text:span text:style-name="T8">alert</text:span>(<text:span text:style-name="T4">"please complete all forms."</text:span>)</text:p>
      <text:p text:style-name="P1">}<text:span text:style-name="T11">else</text:span>{</text:p>
      <text:p text:style-name="P5"/>
      <text:p text:style-name="P1"><text:span text:style-name="T2">let</text:span> <text:span text:style-name="T3">i</text:span> <text:span text:style-name="T5">=</text:span> <text:span text:style-name="T2">new</text:span> <text:span text:style-name="T9">Itm</text:span>(<text:span text:style-name="T10">name</text:span>, <text:span text:style-name="T10">score</text:span>)</text:p>
      <text:p text:style-name="P3"/>
      <text:p text:style-name="P1"><text:span text:style-name="T3">save</text:span>.<text:span text:style-name="T8">push</text:span>(<text:span text:style-name="T3">i</text:span>)</text:p>
      <text:p text:style-name="P3"/>
      <text:p text:style-name="P1"><text:span text:style-name="T2">let</text:span> <text:span text:style-name="T3">row</text:span> <text:span text:style-name="T5">=</text:span> <text:span text:style-name="T3">document</text:span>.<text:span text:style-name="T8">createElement</text:span>(<text:span text:style-name="T4">"tr"</text:span>)</text:p>
      <text:p text:style-name="P1"><text:span text:style-name="T2">let</text:span> <text:span text:style-name="T3">pTd</text:span> <text:span text:style-name="T5">=</text:span> <text:span text:style-name="T3">document</text:span>.<text:span text:style-name="T8">createElement</text:span>(<text:span text:style-name="T4">"td"</text:span>)</text:p>
      <text:p text:style-name="P1"><text:span text:style-name="T2">let</text:span> <text:span text:style-name="T3">sTd</text:span> <text:span text:style-name="T5">=</text:span> <text:span text:style-name="T3">document</text:span>.<text:span text:style-name="T8">createElement</text:span>(<text:span text:style-name="T4">"td"</text:span>)</text:p>
      <text:p text:style-name="P3"/>
      <text:p text:style-name="P1"><text:span text:style-name="T3">pTd</text:span>.<text:span text:style-name="T3">textContent</text:span><text:span text:style-name="T5">=</text:span><text:span text:style-name="T10">name</text:span></text:p>
      <text:p text:style-name="P1"><text:span text:style-name="T3">sTd</text:span>.<text:span text:style-name="T3">textContent</text:span><text:span text:style-name="T5">=</text:span><text:span text:style-name="T10">score</text:span></text:p>
      <text:p text:style-name="P1"><text:span text:style-name="T3">row</text:span>.<text:span text:style-name="T8">appendChild</text:span>(<text:span text:style-name="T3">pTd</text:span>)</text:p>
      <text:p text:style-name="P1"><text:span text:style-name="T3">row</text:span>.<text:span text:style-name="T8">appendChild</text:span>(<text:span text:style-name="T3">sTd</text:span>)</text:p>
      <text:p text:style-name="P3"/>
      <text:p text:style-name="P1"><text:soft-page-break/><text:span text:style-name="T10">tbl</text:span>.<text:span text:style-name="T8">appendChild</text:span>(<text:span text:style-name="T3">row</text:span>)</text:p>
      <text:p text:style-name="P3"/>
      <text:p text:style-name="P1">}</text:p>
      <text:p text:style-name="P3"/>
      <text:p text:style-name="P1">}</text:p>
      <text:p text:style-name="P4"/>
      <text:p text:style-name="P1"><text:span text:style-name="T2">const</text:span> <text:span text:style-name="T8">saveFun</text:span> <text:span text:style-name="T5">=</text:span> ()<text:span text:style-name="T2">=&gt;</text:span>{</text:p>
      <text:p text:style-name="P3"/>
      <text:p text:style-name="P1"><text:span text:style-name="T11">if</text:span>(<text:span text:style-name="T3">save</text:span>.<text:span text:style-name="T3">length</text:span><text:span text:style-name="T5">!=</text:span><text:span text:style-name="T7">0</text:span>){</text:p>
      <text:p text:style-name="P1"><text:span text:style-name="T3">localStorage</text:span>.<text:span text:style-name="T8">clear</text:span>(<text:span text:style-name="T4">"scores"</text:span>) </text:p>
      <text:p text:style-name="P1"><text:span text:style-name="T2">let</text:span> <text:span text:style-name="T3">stringer</text:span> <text:span text:style-name="T5">=</text:span> <text:span text:style-name="T3">JSON</text:span>.<text:span text:style-name="T8">stringify</text:span>(<text:span text:style-name="T3">save</text:span>)</text:p>
      <text:p text:style-name="P1"><text:span text:style-name="T3">localStorage</text:span>.<text:span text:style-name="T8">setItem</text:span>(<text:span text:style-name="T4">"scores"</text:span>, <text:span text:style-name="T3">stringer</text:span>)</text:p>
      <text:p text:style-name="P1"><text:span text:style-name="T8">alert</text:span>(<text:span text:style-name="T4">"Scores Saved"</text:span>)</text:p>
      <text:p text:style-name="P1">}<text:span text:style-name="T11">else</text:span>{</text:p>
      <text:p text:style-name="P1"><text:span text:style-name="T8">alert</text:span>(<text:span text:style-name="T4">"Nothing to save"</text:span>)</text:p>
      <text:p text:style-name="P1">}</text:p>
      <text:p text:style-name="P2"><text:line-break/></text:p>
      <text:p text:style-name="P1">}</text:p>
      <text:p text:style-name="P3"/>
      <text:p text:style-name="P1"><text:span text:style-name="T2">const</text:span> <text:span text:style-name="T8">loadFun</text:span> <text:span text:style-name="T5">=</text:span> ()<text:span text:style-name="T2">=&gt;</text:span>{</text:p>
      <text:p text:style-name="P1"><text:span text:style-name="T2">let</text:span> <text:span text:style-name="T3">saved</text:span> <text:span text:style-name="T5">=</text:span> <text:span text:style-name="T3">localStorage</text:span>.<text:span text:style-name="T8">getItem</text:span>(<text:span text:style-name="T4">"scores"</text:span>)</text:p>
      <text:p text:style-name="P1"><text:span text:style-name="T11">if</text:span>(<text:span text:style-name="T3">saved</text:span><text:span text:style-name="T5">!=</text:span><text:span text:style-name="T2">null</text:span>){</text:p>
      <text:p text:style-name="P1"><text:span text:style-name="T2">let</text:span> <text:span text:style-name="T3">parsedSave</text:span> <text:span text:style-name="T5">=</text:span> <text:span text:style-name="T3">JSON</text:span>.<text:span text:style-name="T8">parse</text:span>(<text:span text:style-name="T3">saved</text:span>)</text:p>
      <text:p text:style-name="P1"><text:span text:style-name="T3">parsed</text:span> <text:span text:style-name="T5">=</text:span> <text:span text:style-name="T3">parsedSave</text:span></text:p>
      <text:p text:style-name="P1"><text:span text:style-name="T8">clearTbl</text:span>()</text:p>
      <text:p text:style-name="P1">}<text:span text:style-name="T11">else</text:span>{</text:p>
      <text:p text:style-name="P1"><text:span text:style-name="T8">alert</text:span>(<text:span text:style-name="T4">"Nothing Saved"</text:span>)</text:p>
      <text:p text:style-name="P1">}</text:p>
      <text:p text:style-name="P3"/>
      <text:p text:style-name="P1">}</text:p>
      <text:p text:style-name="P3"/>
      <text:p text:style-name="P1"><text:span text:style-name="T2">const</text:span> <text:span text:style-name="T8">clearTbl</text:span> <text:span text:style-name="T5">=</text:span> ()<text:span text:style-name="T2">=&gt;</text:span>{</text:p>
      <text:p text:style-name="P1"><text:span text:style-name="T2">let</text:span> <text:span text:style-name="T3">len</text:span> <text:span text:style-name="T5">=</text:span> <text:span text:style-name="T10">tbl</text:span>.<text:span text:style-name="T10">children</text:span>.<text:span text:style-name="T10">length</text:span></text:p>
      <text:p text:style-name="P4"/>
      <text:p text:style-name="P1"><text:span text:style-name="T11">while</text:span>(<text:span text:style-name="T3">len</text:span><text:span text:style-name="T5">&gt;</text:span><text:span text:style-name="T7">1</text:span>){</text:p>
      <text:p text:style-name="P1"><text:span text:style-name="T2">let</text:span> <text:span text:style-name="T3">it</text:span> <text:span text:style-name="T5">=</text:span> <text:span text:style-name="T10">tbl</text:span>.<text:span text:style-name="T10">lastChild</text:span></text:p>
      <text:p text:style-name="P1"><text:span text:style-name="T3">it</text:span>.<text:span text:style-name="T8">remove</text:span>()</text:p>
      <text:p text:style-name="P3"/>
      <text:p text:style-name="P1"><text:span text:style-name="T3">len</text:span><text:span text:style-name="T5">-=</text:span><text:span text:style-name="T7">1</text:span></text:p>
      <text:p text:style-name="P3"/>
      <text:p text:style-name="P1">}</text:p>
      <text:p text:style-name="P3"/>
      <text:p text:style-name="P1"><text:span text:style-name="T8">updateTbl</text:span>()</text:p>
      <text:p text:style-name="P1">}</text:p>
      <text:p text:style-name="P3"/>
      <text:p text:style-name="P1"><text:span text:style-name="T2">const</text:span> <text:span text:style-name="T8">updateTbl</text:span> <text:span text:style-name="T5">=</text:span> ()<text:span text:style-name="T2">=&gt;</text:span>{</text:p>
      <text:p text:style-name="P5"/>
      <text:p text:style-name="P1"><text:soft-page-break/><text:span text:style-name="T11">for</text:span>(<text:span text:style-name="T2">let</text:span> <text:span text:style-name="T3">i</text:span> <text:span text:style-name="T5">=</text:span> <text:span text:style-name="T7">0</text:span>; <text:span text:style-name="T3">i</text:span><text:span text:style-name="T5">&lt;</text:span><text:span text:style-name="T3">parsed</text:span>.<text:span text:style-name="T10">length</text:span>;<text:span text:style-name="T3">i</text:span><text:span text:style-name="T5">++</text:span>){</text:p>
      <text:p text:style-name="P3"/>
      <text:p text:style-name="P1"><text:span text:style-name="T2">let</text:span> <text:span text:style-name="T3">j</text:span><text:span text:style-name="T5">=</text:span> <text:span text:style-name="T2">new</text:span> <text:span text:style-name="T9">Itm</text:span>(<text:span text:style-name="T3">parsed</text:span>[<text:span text:style-name="T3">i</text:span>].<text:span text:style-name="T3">name</text:span>, <text:span text:style-name="T3">parsed</text:span>[<text:span text:style-name="T3">i</text:span>].<text:span text:style-name="T3">score</text:span>)</text:p>
      <text:p text:style-name="P1"><text:span text:style-name="T3">save</text:span>.<text:span text:style-name="T8">push</text:span>(<text:span text:style-name="T3">j</text:span>)</text:p>
      <text:p text:style-name="P3"/>
      <text:p text:style-name="P1"><text:span text:style-name="T2">let</text:span> <text:span text:style-name="T3">row</text:span> <text:span text:style-name="T5">=</text:span> <text:span text:style-name="T3">document</text:span>.<text:span text:style-name="T8">createElement</text:span>(<text:span text:style-name="T4">"tr"</text:span>)</text:p>
      <text:p text:style-name="P1"><text:span text:style-name="T2">let</text:span> <text:span text:style-name="T3">pTd</text:span> <text:span text:style-name="T5">=</text:span> <text:span text:style-name="T3">document</text:span>.<text:span text:style-name="T8">createElement</text:span>(<text:span text:style-name="T4">"td"</text:span>)</text:p>
      <text:p text:style-name="P1"><text:span text:style-name="T2">let</text:span> <text:span text:style-name="T3">sTd</text:span> <text:span text:style-name="T5">=</text:span> <text:span text:style-name="T3">document</text:span>.<text:span text:style-name="T8">createElement</text:span>(<text:span text:style-name="T4">"td"</text:span>)</text:p>
      <text:p text:style-name="P3"/>
      <text:p text:style-name="P1"><text:span text:style-name="T3">pTd</text:span>.<text:span text:style-name="T3">textContent</text:span><text:span text:style-name="T5">=</text:span><text:span text:style-name="T3">parsed</text:span>[<text:span text:style-name="T3">i</text:span>].<text:span text:style-name="T3">name</text:span></text:p>
      <text:p text:style-name="P1"><text:span text:style-name="T3">sTd</text:span>.<text:span text:style-name="T3">textContent</text:span><text:span text:style-name="T5">=</text:span><text:span text:style-name="T3">parsed</text:span>[<text:span text:style-name="T3">i</text:span>].<text:span text:style-name="T3">score</text:span></text:p>
      <text:p text:style-name="P1"><text:span text:style-name="T3">row</text:span>.<text:span text:style-name="T8">appendChild</text:span>(<text:span text:style-name="T3">pTd</text:span>)</text:p>
      <text:p text:style-name="P1"><text:span text:style-name="T3">row</text:span>.<text:span text:style-name="T8">appendChild</text:span>(<text:span text:style-name="T3">sTd</text:span>)</text:p>
      <text:p text:style-name="P3"/>
      <text:p text:style-name="P1"><text:span text:style-name="T10">tbl</text:span>.<text:span text:style-name="T8">appendChild</text:span>(<text:span text:style-name="T3">row</text:span>) </text:p>
      <text:p text:style-name="P5"/>
      <text:p text:style-name="P1">}</text:p>
      <text:p text:style-name="P3"/>
      <text:p text:style-name="P1">}</text:p>
      <text:p text:style-name="P3"/>
      <text:p text:style-name="P1"><text:span text:style-name="T2">const</text:span> <text:span text:style-name="T8">del</text:span> <text:span text:style-name="T5">=</text:span> ()<text:span text:style-name="T2">=&gt;</text:span>{</text:p>
      <text:p text:style-name="P1"><text:span text:style-name="T3">localStorage</text:span>.<text:span text:style-name="T8">clear</text:span>()</text:p>
      <text:p text:style-name="P1"><text:span text:style-name="T3">parsed</text:span><text:span text:style-name="T5">=</text:span><text:span text:style-name="T4">""</text:span></text:p>
      <text:p text:style-name="P1"><text:span text:style-name="T10">modalDiv</text:span>.<text:span text:style-name="T3">classList</text:span>.<text:span text:style-name="T8">remove</text:span>(<text:span text:style-name="T4">"hidden"</text:span>)</text:p>
      <text:p text:style-name="P1"><text:span text:style-name="T8">clearTbl</text:span>()</text:p>
      <text:p text:style-name="P3"/>
      <text:p text:style-name="P1">}</text:p>
      <text:p text:style-name="P4"/>
      <text:p text:style-name="P1"><text:span text:style-name="T2">const</text:span> <text:span text:style-name="T10">tbl</text:span> <text:span text:style-name="T5">=</text:span> <text:span text:style-name="T3">document</text:span>.<text:span text:style-name="T8">getElementById</text:span>(<text:span text:style-name="T4">"sbTable"</text:span>)</text:p>
      <text:p text:style-name="P4"/>
      <text:p text:style-name="P1"><text:span text:style-name="T2">const</text:span> <text:span text:style-name="T10">addBtn</text:span> <text:span text:style-name="T5">=</text:span> <text:span text:style-name="T3">document</text:span>.<text:span text:style-name="T8">getElementById</text:span>(<text:span text:style-name="T4">"addBtn"</text:span>)</text:p>
      <text:p text:style-name="P1"><text:span text:style-name="T10">addBtn</text:span>.<text:span text:style-name="T8">addEventListener</text:span>(<text:span text:style-name="T4">"click"</text:span>, <text:span text:style-name="T8">addScore</text:span>)</text:p>
      <text:p text:style-name="P3"/>
      <text:p text:style-name="P1"><text:span text:style-name="T2">const</text:span> <text:span text:style-name="T10">saveBtn</text:span> <text:span text:style-name="T5">=</text:span> <text:span text:style-name="T3">document</text:span>.<text:span text:style-name="T8">getElementById</text:span>(<text:span text:style-name="T4">"saveBtn"</text:span>)</text:p>
      <text:p text:style-name="P1"><text:span text:style-name="T10">saveBtn</text:span>.<text:span text:style-name="T8">addEventListener</text:span>(<text:span text:style-name="T4">"click"</text:span>, <text:span text:style-name="T8">saveFun</text:span>)</text:p>
      <text:p text:style-name="P3"/>
      <text:p text:style-name="P1"><text:span text:style-name="T2">const</text:span> <text:span text:style-name="T10">delBtn</text:span> <text:span text:style-name="T5">=</text:span> <text:span text:style-name="T3">document</text:span>.<text:span text:style-name="T8">getElementById</text:span>(<text:span text:style-name="T4">"delBtn"</text:span>)</text:p>
      <text:p text:style-name="P1"><text:span text:style-name="T10">delBtn</text:span>.<text:span text:style-name="T8">addEventListener</text:span>(<text:span text:style-name="T4">"click"</text:span>, <text:span text:style-name="T8">del</text:span>)</text:p>
      <text:p text:style-name="P4"/>
      <text:p text:style-name="P1"><text:span text:style-name="T2">const</text:span> <text:span text:style-name="T10">modalCloseBtn</text:span> <text:span text:style-name="T5">=</text:span> <text:span text:style-name="T3">document</text:span>.<text:span text:style-name="T8">getElementById</text:span>(<text:span text:style-name="T4">"modalClose"</text:span>)</text:p>
      <text:p text:style-name="P1"><text:span text:style-name="T2">const</text:span> <text:span text:style-name="T10">modalDiv</text:span> <text:span text:style-name="T5">=</text:span> <text:span text:style-name="T3">document</text:span>.<text:span text:style-name="T8">getElementById</text:span>(<text:span text:style-name="T4">"modal"</text:span>)</text:p>
      <text:p text:style-name="P1"><text:span text:style-name="T10">modalCloseBtn</text:span>.<text:span text:style-name="T8">addEventListener</text:span>(<text:span text:style-name="T4">"click"</text:span>, ()<text:span text:style-name="T2">=&gt;</text:span>{</text:p>
      <text:p text:style-name="P1"><text:span text:style-name="T10">modalDiv</text:span>.<text:span text:style-name="T3">classList</text:span>.<text:span text:style-name="T8">add</text:span>(<text:span text:style-name="T4">"hidden"</text:span>)</text:p>
      <text:p text:style-name="P1">})</text:p>
      <text:p text:style-name="P4"/>
      <text:p text:style-name="P1"><text:span text:style-name="T8">loadFun</text:span>(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0:22:39.129522420</meta:creation-date>
    <dc:date>2025-09-23T20:24:31.500749929</dc:date>
    <meta:editing-duration>PT1M5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181" meta:word-count="376" meta:character-count="3617" meta:non-whitespace-character-count="3415"/>
  </office:meta>
</office:document-meta>
</file>